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P1" style:family="paragraph" style:parent-style-name="Standard">
      <style:paragraph-properties fo:text-align="center" style:justify-single-word="false"/>
      <style:text-properties officeooo:rsid="000822d8" officeooo:paragraph-rsid="000822d8"/>
    </style:style>
    <style:style style:name="P2" style:family="paragraph" style:parent-style-name="Standard">
      <style:text-properties officeooo:rsid="000822d8" officeooo:paragraph-rsid="000822d8"/>
    </style:style>
    <style:style style:name="P3" style:family="paragraph" style:parent-style-name="Standard">
      <style:text-properties officeooo:rsid="000822d8" officeooo:paragraph-rsid="0010d68a"/>
    </style:style>
    <style:style style:name="P4" style:family="paragraph" style:parent-style-name="Standard">
      <style:text-properties officeooo:rsid="000a0486" officeooo:paragraph-rsid="0010d68a"/>
    </style:style>
    <style:style style:name="P5" style:family="paragraph" style:parent-style-name="Standard">
      <style:text-properties officeooo:rsid="0010d68a" officeooo:paragraph-rsid="0010d68a"/>
    </style:style>
    <style:style style:name="P6" style:family="paragraph" style:parent-style-name="Standard">
      <style:text-properties officeooo:rsid="00160c84" officeooo:paragraph-rsid="0010d68a"/>
    </style:style>
    <style:style style:name="P7" style:family="paragraph" style:parent-style-name="Standard">
      <style:text-properties officeooo:rsid="001188a2" officeooo:paragraph-rsid="001188a2"/>
    </style:style>
    <style:style style:name="P8" style:family="paragraph" style:parent-style-name="Standard">
      <style:text-properties officeooo:rsid="0017cc94" officeooo:paragraph-rsid="0017cc94"/>
    </style:style>
    <style:style style:name="P9" style:family="paragraph" style:parent-style-name="Standard">
      <style:text-properties officeooo:rsid="001add74" officeooo:paragraph-rsid="001add74"/>
    </style:style>
    <style:style style:name="P10" style:family="paragraph" style:parent-style-name="Standard">
      <style:paragraph-properties fo:margin-top="0in" fo:margin-bottom="0.1965in" style:contextual-spacing="false"/>
      <style:text-properties officeooo:rsid="000b6b58" officeooo:paragraph-rsid="000b6b58"/>
    </style:style>
    <style:style style:name="P11" style:family="paragraph" style:parent-style-name="Text_20_body">
      <style:text-properties officeooo:paragraph-rsid="000c54b3"/>
    </style:style>
    <style:style style:name="T1" style:family="text">
      <style:text-properties officeooo:rsid="000fbc57"/>
    </style:style>
    <style:style style:name="T2" style:family="text">
      <style:text-properties officeooo:rsid="0010d68a"/>
    </style:style>
    <style:style style:name="T3" style:family="text">
      <style:text-properties officeooo:rsid="000b6b58"/>
    </style:style>
    <style:style style:name="T4" style:family="text">
      <style:text-properties officeooo:rsid="001490c6"/>
    </style:style>
    <style:style style:name="T5" style:family="text">
      <style:text-properties officeooo:rsid="00146b69"/>
    </style:style>
    <style:style style:name="T6" style:family="text">
      <style:text-properties officeooo:rsid="0014f10e"/>
    </style:style>
    <style:style style:name="T7" style:family="text">
      <style:text-properties officeooo:rsid="00160c84"/>
    </style:style>
    <style:style style:name="T8" style:family="text">
      <style:text-properties officeooo:rsid="0012c77b"/>
    </style:style>
    <style:style style:name="T9" style:family="text">
      <style:text-properties officeooo:rsid="0017cc94"/>
    </style:style>
    <style:style style:name="T10" style:family="text">
      <style:text-properties officeooo:rsid="00194d2c"/>
    </style:style>
    <style:style style:name="T11" style:family="text">
      <style:text-properties officeooo:rsid="001add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hat <text:span text:style-name="T1">Final P</text:span>roject <text:span text:style-name="T1">Report</text:span><text:tab/></text:p>
      <text:p text:style-name="P2"><text:span text:style-name="T1"><text:tab/>For this semester’s project I partnered up with Justin Dysarz and we decided to build a peer-to-peer chatting application that functioned over the LoRa network. For us to accomplish this task we needed to utilize threads, sockets, and develop understanding of TCP/IP. We also needed to learn how to use the LoRa network to send the data between devices. We started both working on the application but as the semester went on Justin took over the application, which left me</text:span> with <text:span text:style-name="T1">the job of </text:span>getting the LoRa devices to work and talk to each other. <text:span text:style-name="T1">T</text:span>his turned out to be <text:span text:style-name="T1">more difficult</text:span> than what I first assumed, <text:span text:style-name="T1">in fact I am still trying to figure out how to get it to work. </text:span></text:p>
      <text:p text:style-name="P3"><text:tab/></text:p>
      <text:p text:style-name="P3"><text:tab/>At first, I thought that to make the LoRa devices work I would need to download a kernel module and load it into my system. That proved to not be the case as the LoRa USBs come ready to transmit out-of-the-box. Instead I ha<text:span text:style-name="T2">d</text:span> to write a program that will integrate and send messages to the port that the USB is plugged into. In order to do this I had to research and <text:span text:style-name="T2">when I did I </text:span>found some interesting information.</text:p>
      <text:p text:style-name="P4"><text:tab/></text:p>
      <text:p text:style-name="P4"><text:tab/>To communicate with a physical port, you have to first find what port is being used, which you can do by using lsusb or by searching through the dev directory for changes after plugging the device in. Once, you have found the port you can then write a program to open it as a file. In order to send messages to the port you must use a library called termios. Termios is used to “control asynchronous communication ports” per the Linux man pages.</text:p>
      <text:p text:style-name="P4"><text:tab/></text:p>
      <text:p text:style-name="P4"><text:tab/>After getting to this point I learned that for me to communicate with the LoRa USB I first <text:span text:style-name="T2">thought I </text:span>ha<text:span text:style-name="T2">d</text:span> to initialize it using AT commands and then configure the settings to meet the LoRa specifications. <text:span text:style-name="T2">But after trying that I have received little results. I have been able to get the devices to talk to each other but I have not been able to send and receive information. </text:span><text:span text:style-name="T3">But I </text:span><text:span text:style-name="T2">did</text:span><text:span text:style-name="T3"> f</text:span><text:span text:style-name="T2">i</text:span><text:span text:style-name="T3">nd some valuable recources that </text:span><text:span text:style-name="T2">were helping me with this project.</text:span></text:p>
      <text:p text:style-name="P4"/>
      <text:p text:style-name="P4"><text:span text:style-name="T2"><text:tab/>Other than dealing with the LoRa stuff, I have had to learn how to create and work with </text:span><text:span text:style-name="T4">sockets and </text:span><text:span text:style-name="T2">threads </text:span><text:span text:style-name="T4">in C. I </text:span><text:span text:style-name="T5">created part of the code for the server to register the client and for the client to send it’s SSH key. The client used sockets to connect to the server and when a connection was received the server would spin off a pthread. The pthread would run the code that received the SSH key from the client and stored it in the SSH file on the server so that communications would later be accepted by the server. On the client side, once the connection was made the client opened the client-side SSH key file, read in the public SSH key, and sent it across the connection to the server. </text:span></text:p>
      <text:p text:style-name="P5"/>
      <text:p text:style-name="P5"><text:tab/><text:span text:style-name="T4">Programming the registering system of the server and client provided quite a few challenges </text:span><text:span text:style-name="T6">for me to overcome. Once challenge was that I had to learn how to create a socket server and client. For the client I had to convert the IP address and port of the client target to an addrinfo struct which I then used with the socket to send a connection request to the server. On the server I had to use a port number to listen for the connection on the client once the server received a connection, I had to make the server accept and handle the returned connection. All of this was wrapped in an infinite for loop so that the server would always be listening for connections.</text:span></text:p>
      <text:p text:style-name="P5"/>
      <text:p text:style-name="P5"><text:tab/><text:span text:style-name="T7">Working with challenges like the sockets and the LoRa hardware really helped me learn how to start from scratch with zero knowledge and properly build a knowledge base and at the same time test the knowledge that I am learning to find a solution. I also learned, specifiacally with the LoRa equipment, that software that is very unique and niche can have limited documentation and will take you a very long time to figure out. Finally, I got experience working on a project that may not be finished for a few more semesters or even years, which teach is teaching me the power of persistance.</text:span></text:p>
      <text:p text:style-name="P6"><text:soft-page-break/></text:p>
      <text:p text:style-name="P6"/>
      <text:p text:style-name="P7"><text:span text:style-name="T7"><text:tab/>Now, i</text:span>f I had to start this project over I would probably try to have better communication about what exactly I am doing and what the technology I am using is. <text:span text:style-name="T8">Along, with this I would want better planning in general of the whole project. </text:span><text:span text:style-name="T9">I would also want to make sure that I could find the correct information about the tools and hardware that I am using. </text:span></text:p>
      <text:p text:style-name="P7"/>
      <text:p text:style-name="P7"><text:tab/><text:span text:style-name="T9">One of my biggest problems with the project was at the beginning I never felt like I had a clear vision for what the project was supposed to be. I knew that the project was a chat application and that we were eventually going to implement the LoRa hardware, but before the LoRa stuff arrived I had no idea what </text:span><text:span text:style-name="T10">I was supposed to be doing and more importantly I did not really have a clear understanding of what we were trying to do to build the app. I feel like next time I will try to first get a clearer understanding of what is going on by being more engaged in the discussion rather than just listening to what is going on. I will also try to get our roles in the project clearly defined so that we can more effectively accomplish tasks. </text:span></text:p>
      <text:p text:style-name="P7"><text:tab/></text:p>
      <text:p text:style-name="P7"><text:tab/><text:span text:style-name="T10">Another of my problems was that I did not really understand the technology we were using. We decided that we were going to use SSH tunnels in order to make the connection to the server more secure, the only problem was that I did not know how they worked. I did get Justin to explain it to me, which helped a little, but I think next time I will take the explanation and rather than just rely on someone elses information I will use it as a starting point and go learn more on my own about the subject or technique.</text:span></text:p>
      <text:p text:style-name="P7"/>
      <text:p text:style-name="P7"><text:tab/><text:span text:style-name="T10">Reflecting on this project really opens my eyes to the weaknesses that I have as a programmer and even more so as a teammate on a project. In order for me to be better I need to be more engaging during meetings about the project. I need to be able to take a teammates knowledge and use it to help me gain as much or more knowledge about a subject than my teammate. I also need to be vocal about what I want to contribute to the project and then go and actually accomplish what I say I will. The next time we have a project I will be 10 times the person I am now and we will be able to accomplish 100 times what we did this time. </text:span></text:p>
      <text:p text:style-name="P7"/>
      <text:p text:style-name="P8"><text:tab/>Some of the resources that I used the most were the Linux man pages. These pages are a collection of manuals on all of the tools and libraries that make up the Linux operating system. Within the man pages on the programming libraries are descriptions of what each library does as well as what each function in the library does along with any structs. It may also provide information on what a function will return or what will happen if something errors out. <text:span text:style-name="T10">I found them really useful to use for the socket and threading programming. </text:span><text:span text:style-name="T11">They also have helped me when trying to figure out the LoRa network. </text:span></text:p>
      <text:p text:style-name="P9"/>
      <text:p text:style-name="P9"><text:tab/>The one thing we did not use was AI. No ChatGPT was used in the making of any of the code or research for this project. We find that it is better to do our own work and to come up with our own results than to outsource it to a computer who will give us unintelligent answers that do not apply to the problem at hand. </text:p>
      <text:p text:style-name="P10">Links: <text:a xlink:type="simple" xlink:href="https://www.waveshare.com/wiki/USB-TO-LoRa-xF" text:style-name="Internet_20_link" text:visited-style-name="Visited_20_Internet_20_Link">https://www.waveshare.com/wiki/USB-TO-LoRa-xF</text:a></text:p>
      <text:p text:style-name="P11"><text:a xlink:type="simple" xlink:href="https://www.reddit.com/r/Lora/comments/1c8wx1t/need_help_with_waveshare_lora_usb/?solution=4342094b867d36154342094b867d3615&amp;js_challenge=1&amp;token=bbbe4bf1c9a2b5160829c4be34da5861e9b5496045c3317d044d2b5b9db9e0a8" text:style-name="Internet_20_link" text:visited-style-name="Visited_20_Internet_20_Link"/></text:p>
      <text:p text:style-name="Text_20_body"><text:a xlink:type="simple" xlink:href="https://blog.mbedded.ninja/programming/operating-systems/linux/linux-serial-ports-using-c-cpp/" text:style-name="Internet_20_link" text:visited-style-name="Visited_20_Internet_20_Link">https://blog.mbedded.ninja/programming/operating-systems/linux/linux-serial-ports-using-c-cpp/</text:a></text:p>
      <text:p text:style-name="Text_20_body"><text:a xlink:type="simple" xlink:href="https://en.wikibooks.org/wiki/Serial_Programming/Modems_and_AT_Commands" text:style-name="Internet_20_link" text:visited-style-name="Visited_20_Internet_20_Link"><text:soft-page-break/>https://en.wikibooks.org/wiki/Serial_Programming/Modems_and_AT_Commands</text:a></text:p>
      <text:p text:style-name="Text_20_body"><text:a xlink:type="simple" xlink:href="https://en.wikibooks.org/wiki/Serial_Programming/termios" text:style-name="Internet_20_link" text:visited-style-name="Visited_20_Internet_20_Link">https://en.wikibooks.org/wiki/Serial_Programming/termios</text:a></text:p>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9T09:40:03.962988648</meta:creation-date>
    <dc:date>2026-05-04T01:20:07.112296072</dc:date>
    <meta:editing-duration>PT30M35S</meta:editing-duration>
    <meta:editing-cycles>4</meta:editing-cycles>
    <meta:generator>LibreOffice/26.2.2.2$Linux_X86_64 LibreOffice_project/620$Build-2</meta:generator>
    <meta:document-statistic meta:table-count="0" meta:image-count="0" meta:object-count="0" meta:page-count="3" meta:paragraph-count="22" meta:word-count="1361" meta:character-count="7422" meta:non-whitespace-character-count="6054"/>
  </office:meta>
</office:document-meta>
</file>